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F3000000BAF55427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tabla1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1" text:anchor-type="paragraph" svg:width="16.805cm" svg:height="3.09cm" draw:z-index="0"><draw:image xlink:href="Pictures/10000201000003F3000000BAF5542701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0S</meta:editing-duration>
    <meta:editing-cycles>5</meta:editing-cycles>
    <meta:generator>OpenOffice/4.1.6$Win32 OpenOffice.org_project/416m1$Build-9790</meta:generator>
    <dc:date>2019-02-10T13:29:32.32</dc:date>
    <meta:document-statistic meta:table-count="1" meta:image-count="1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